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79cm" svg:height="8.538cm" svg:x="0.121cm" svg:y="0.9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0-04T09:52:59.433412686</dc:date>
    <meta:editing-duration>PT3M43S</meta:editing-duration>
    <meta:editing-cycles>24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8cm" svg:height="8.539cm" xlink:href="." xlink:type="simple" chart:class="chart:scatter" chart:style-name="ch1">
        <chart:plot-area chart:style-name="ch2" chart:data-source-has-labels="both" svg:x="0.303cm" svg:y="0.17cm" svg:width="14.574cm" svg:height="8.199cm">
          <chartooo:coordinate-region svg:x="0.845cm" svg:y="0.369cm" svg:width="13.938cm" svg:height="7.801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750111069630459">
                <text:p>0.750111069630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27899110603923">
                <text:p>0.2789911060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0941083133185144">
                <text:p>0.0941083133185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0941083133185141">
                <text:p>-0.0941083133185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612907053652977">
                <text:p>-0.612907053652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750111069630459">
                <text:p>-0.750111069630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860742027003943">
                <text:p>-0.8607420270039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562083377852131">
                <text:p>-0.562083377852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218143241396542">
                <text:p>-0.2181432413965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0314107590781292">
                <text:p>-0.03141075907812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156434465040232">
                <text:p>0.1564344650402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509041415750372">
                <text:p>0.5090414157503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790155012375691">
                <text:p>0.7901550123756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661311865323653">
                <text:p>0.6613118653236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156434465040232">
                <text:p>0.1564344650402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0314107590781295">
                <text:p>-0.03141075907812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218143241396543">
                <text:p>-0.2181432413965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562083377852129">
                <text:p>-0.5620833778521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827080574274561">
                <text:p>-0.8270805742745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91775462568398">
                <text:p>-0.917754625683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75011106963046">
                <text:p>-0.750111069630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612907053652978">
                <text:p>-0.6129070536529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453990499739546">
                <text:p>-0.4539904997395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27899110603923">
                <text:p>-0.278991106039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094108313318516">
                <text:p>-0.0941083133185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0941083133185151">
                <text:p>0.09410831331851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453990499739546">
                <text:p>0.4539904997395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612907053652977">
                <text:p>0.6129070536529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860742027003943">
                <text:p>0.8607420270039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975916761938748">
                <text:p>0.9759167619387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.707106781186549">
                <text:p>0.7071067811865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56208337785213">
                <text:p>0.562083377852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397147890634781">
                <text:p>0.3971478906347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218143241396544">
                <text:p>0.2181432413965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0314107590781269">
                <text:p>0.03141075907812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509041415750373">
                <text:p>-0.5090414157503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891006524188369">
                <text:p>-0.8910065241883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790155012375691">
                <text:p>-0.7901550123756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661311865323653">
                <text:p>-0.6613118653236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338737920245292">
                <text:p>-0.3387379202452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156434465040232">
                <text:p>-0.1564344650402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0314107590781292">
                <text:p>0.03141075907812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218143241396542">
                <text:p>0.2181432413965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397147890634779">
                <text:p>0.3971478906347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562083377852132">
                <text:p>0.5620833778521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827080574274561">
                <text:p>0.8270805742745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917754625683982">
                <text:p>0.9177546256839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987688340595137">
                <text:p>0.9876883405951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750111069630458">
                <text:p>0.7501110696304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278991106039227">
                <text:p>0.2789911060392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0941083133185129">
                <text:p>0.09410831331851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0941083133185112">
                <text:p>-0.09410831331851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278991106039232">
                <text:p>-0.2789911060392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453990499739545">
                <text:p>-0.4539904997395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612907053652974">
                <text:p>-0.6129070536529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750111069630459">
                <text:p>-0.7501110696304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860742027003943">
                <text:p>-0.8607420270039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975916761938748">
                <text:p>-0.9759167619387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0.707106781186549">
                <text:p>-0.7071067811865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56208337785213">
                <text:p>-0.562083377852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397147890634781">
                <text:p>-0.3971478906347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218143241396541">
                <text:p>-0.2181432413965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0314107590781273">
                <text:p>-0.03141075907812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338737920245294">
                <text:p>0.3387379202452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509041415750372">
                <text:p>0.5090414157503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790155012375692">
                <text:p>0.7901550123756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891006524188369">
                <text:p>0.8910065241883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960293685676942">
                <text:p>0.9602936856769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790155012375689">
                <text:p>0.7901550123756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661311865323654">
                <text:p>0.6613118653236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338737920245292">
                <text:p>0.3387379202452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156434465040233">
                <text:p>0.1564344650402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0314107590781288">
                <text:p>-0.03141075907812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218143241396542">
                <text:p>-0.2181432413965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397147890634779">
                <text:p>-0.3971478906347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562083377852131">
                <text:p>-0.5620833778521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0.827080574274561">
                <text:p>-0.8270805742745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0.917754625683982">
                <text:p>-0.9177546256839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0.987688340595137">
                <text:p>-0.9876883405951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0.750111069630458">
                <text:p>-0.7501110696304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0.278991106039227">
                <text:p>-0.2789911060392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0.0941083133185132">
                <text:p>-0.09410831331851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0.0941083133185108">
                <text:p>0.09410831331851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0.278991106039232">
                <text:p>0.2789911060392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0.453990499739545">
                <text:p>0.4539904997395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0.612907053652974">
                <text:p>0.6129070536529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0.750111069630459">
                <text:p>0.7501110696304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0.860742027003941">
                <text:p>0.8607420270039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0.940880768954224">
                <text:p>0.9408807689542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0.987688340595136">
                <text:p>0.9876883405951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0.999506560365732">
                <text:p>0.9995065603657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0.975916761938748">
                <text:p>0.9759167619387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0.917754625683984">
                <text:p>0.9177546256839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0.827080574274564">
                <text:p>0.8270805742745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0.707106781186549">
                <text:p>0.7071067811865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.562083377852136">
                <text:p>0.5620833778521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0.397147890634785">
                <text:p>0.3971478906347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0.218143241396544">
                <text:p>0.2181432413965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0.0314107590781348">
                <text:p>0.03141075907813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0.156434465040227">
                <text:p>-0.1564344650402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0.33873792024529">
                <text:p>-0.338737920245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0.509041415750366">
                <text:p>-0.5090414157503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0.661311865323649">
                <text:p>-0.6613118653236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-0.891006524188365">
                <text:p>-0.8910065241883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-0.960293685676942">
                <text:p>-0.9602936856769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0.960293685676944">
                <text:p>-0.9602936856769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0.891006524188371">
                <text:p>-0.8910065241883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0.790155012375689">
                <text:p>-0.7901550123756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0.661311865323654">
                <text:p>-0.6613118653236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0.509041415750378">
                <text:p>-0.5090414157503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0.338737920245296">
                <text:p>-0.3387379202452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0.156434465040233">
                <text:p>-0.1564344650402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0.0314107590781213">
                <text:p>0.03141075907812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0.218143241396538">
                <text:p>0.2181432413965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0.397147890634779">
                <text:p>0.3971478906347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0.562083377852125">
                <text:p>0.5620833778521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0.707106781186545">
                <text:p>0.707106781186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